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68160" officeooo:paragraph-rsid="00168160"/>
    </style:style>
    <style:style style:name="P2" style:family="paragraph" style:parent-style-name="Standard">
      <style:paragraph-properties fo:text-align="end" style:justify-single-word="false" style:writing-mode="rl-tb"/>
      <style:text-properties officeooo:rsid="0017db66" officeooo:paragraph-rsid="0017db66"/>
    </style:style>
    <style:style style:name="P3" style:family="paragraph" style:parent-style-name="Standard">
      <style:paragraph-properties fo:text-align="start" style:justify-single-word="false" style:writing-mode="lr-tb"/>
      <style:text-properties officeooo:rsid="00168160" officeooo:paragraph-rsid="00168160"/>
    </style:style>
    <style:style style:name="P4" style:family="paragraph" style:parent-style-name="Standard">
      <style:paragraph-properties fo:text-align="start" style:justify-single-word="false" style:writing-mode="lr-tb"/>
      <style:text-properties officeooo:rsid="0017db66" officeooo:paragraph-rsid="0017db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ایل ها و ساختار فایل‌ها</text:p>
      <text:p text:style-name="P1">برای اینکه کار ها هماهنگ باشه و منظم پیش بره یه ساختار فایل و یه سری استایل برنامه نویسی لازمه که رعایت بشه</text:p>
      <text:p text:style-name="P1">نکات را یکی یکی مینویسم</text:p>
      <text:p text:style-name="P1">از اونجایی که تیم ما به صورت مولتی پلتفرم داره کار میکنه و یه سری هامون روی ویندوز و یه سری هامون روی لینوکس هستند، مشکل بزرگ ما آینه که آدرس دهی فایل‌ها توی ویندوز با لینوکس فرق داره. مخصوصاً توی مواردی مثل بحث / و \</text:p>
      <text:p text:style-name="P1">برای رفع این مورد، تمامی آدرس‌ها باید حتماً نسبی باشن و یه متغیر به اسم DS توی اول فایل تعریف میشه که با استفاده از ifdef و define بر اساس سیستم عامل تعیین میکنه که آدرس هامون با / جدا بشه یا با \</text:p>
      <text:p text:style-name="P1">مثالش را میتونید توی کدهایی که میزنم ببینین. حتماً این define اول برنامه هاتون باشه</text:p>
      <text:p text:style-name="P1">مورد بعدی چون این سیستم داره روی گیت هاب توسعه پیدا میکنه و به خاطر سرعت اینترنت و این موراد ممکنه یه کم delay توی ذخیره شدن فایل‌ها باشه. پس بهتره همزمان یه فایل را ویرایش نکنید و هر کس فایل‌های خاص خودشو ویرایش کن</text:p>
      <text:p text:style-name="P1">برنامه باید شامل تعدادی فایل باشه که هر فایل یه سری مجموعه کار انجام میدن</text:p>
      <text:p text:style-name="P1">سعی کنین از اسم‌های با معنی استفاده کنید :))</text:p>
      <text:p text:style-name="P1">اول کدهاتون همیشه به این شکل باشه</text:p>
      <text:p text:style-name="P3">/*</text:p>
      <text:p text:style-name="P3">* Author : Mahdi Alikhasi</text:p>
      <text:p text:style-name="P3">* Description: This is a tic tac toe game.</text:p>
      <text:p text:style-name="P3">* Note: Best performance on Unix based system. Please run it on a linux machines...</text:p>
      <text:p text:style-name="P3">* functions::</text:p>
      <text:p text:style-name="P3">*<text:tab/>clear:: clear screan after each move. arguman and return is void</text:p>
      <text:p text:style-name="P3">*<text:tab/>turn:: choose the move. arguman void. return 1 for computer 0 for guest</text:p>
      <text:p text:style-name="P3">*<text:tab/>start:: start the game. clear the page. print the welcome massage. restart the variables. return who start the game and the type of bead.</text:p>
      <text:p text:style-name="P3">*<text:tab/>type:: choose the style of bead. return the bead type of guest. 0 for O and 1 for X</text:p>
      <text:p text:style-name="P3">*<text:tab/>check:: check if the game is ended or not. return 1 if computer win. return 2 if player win. return 3 if no one wins. return 0 if not ended</text:p>
      <text:p text:style-name="P3">*<text:tab/>getmove:: get the next move of player</text:p>
      <text:p text:style-name="P3">*<text:tab/>checkmove:: check is the move valid or not. 0 is valid. 1 the number is not valid. 2 is not empty</text:p>
      <text:p text:style-name="P3">*<text:tab/>PrintArray:: print the inputed array (specially for status)</text:p>
      <text:p text:style-name="P3">*<text:tab/>PrintPage:: print the page with O and X and numbers. arguman the status, the computer type, the player type, the computer score, the player score</text:p>
      <text:p text:style-name="P3">*<text:tab/>computerMove:: make a move for computer after each move of player. arguman an type. if type == 1 , that means the first move of game is for computer and computer run a winning sterategy</text:p>
      <text:p text:style-name="P3">*<text:tab/>canWinOrLose:: check can we win or Or Lose or not? if we can win or lose, move and return 1. else return 0. Arguman the type. type 1 for check can win. type 2 for check can lose</text:p>
      <text:p text:style-name="P3">* Main Variables::</text:p>
      <text:p text:style-name="P3">*<text:tab/>starter:: Output of start function. have 2 output. Type of player bead and who start first</text:p>
      <text:p text:style-name="P3">*<text:tab/>type_number:: type of player bead. 0 for O and 1 for X</text:p>
      <text:p text:style-name="P3">*<text:tab/>turn_start:: who start first? 1 for computer and 0 for player</text:p>
      <text:p text:style-name="P3">*<text:tab/>playerScore:: make a score board and store the player score</text:p>
      <text:p text:style-name="P3">*<text:tab/>computerScore:: make a score board and store computer score</text:p>
      <text:p text:style-name="P3">*<text:tab/>computer_type:: store type of computer bead</text:p>
      <text:p text:style-name="P3">*<text:tab/>player_type:: store type of player bead</text:p>
      <text:p text:style-name="P3">*<text:tab/>startAgain:: if Y or y, the game starts again</text:p>
      <text:p text:style-name="P3">*<text:tab/>name::Store the name of player</text:p>
      <text:p text:style-name="P3">*/</text:p>
      <text:p text:style-name="P1"><text:soft-page-break/>این مثال مال اول فایل پروژه ی دوز منه. شما هم باید هر فایلی که مینویسید به همین شکل باشه. اول هر فایل این کامنت ها را اضافه میکنید. بعدش یه Author مینویسید و مشخص میکنید که کی داره روی اون فایل کار میکنه. سعی کنید توی فایل‌های هم زیاد دخالت نکنید که کار هامون باهم قاطی نشه. بعد یه description بزارید و بگید که این فایل کلاً برای چیه و هدف این فایل چیه</text:p>
      <text:p text:style-name="P1">و بعد هم به همین شکل function هایی که توی اون فایل هست را توضیح بدید</text:p>
      <text:p text:style-name="P1">یه قسمت Main Variables هم بزارید و متغیرهایی که خیلی مهم هستن و چیزهای مهم توش ذخیره میشن را توضیح بدید</text:p>
      <text:p text:style-name="P1">توی خط‌های بعد هم کدتون را بنویسید.</text:p>
      <text:p text:style-name="P1">توی نوشتن کدهاتون از شیوه ی اسم گذاری CamelCase استفاده کنید.</text:p>
      <text:p text:style-name="P1">یعنی اسم‌هایی که میزارید اولاً معنی دار باشه (چه تابع چه متغیر و چه غیره)</text:p>
      <text:p text:style-name="P1">بعد هم اگه یه اسم میزارید که از چند کلمه تشکیل شده اینجوری بنویسید</text:p>
      <text:p text:style-name="P1">WaterVapor یا PlayerScore یا از اینا</text:p>
      <text:p text:style-name="P1">حرف اول بزرگ. حرف‌های اول کلمه های بعدیش هم بزرگ</text:p>
      <text:p text:style-name="P1">توی نوشتن تمام if ها و تابع ها و حلقه ها کدهاتون را مرتب بنویسید و به این شکل باشه</text:p>
      <text:p text:style-name="P3">if(){</text:p>
      <text:p text:style-name="P3"><text:tab/>//do something</text:p>
      <text:p text:style-name="P3">}</text:p>
      <text:p text:style-name="P1">یعنی اول if بعد () و بعد هم حتماً {} و در نهایت بین {} اول یه Tab میزنیم و بعد کدهامون را مینویسیم. هر کد هم توی یه خط.</text:p>
      <text:p text:style-name="P1">پشت هر خط یا هر چند تا خط کامنت بزارید و توضیح بنویسید. هرجایی که حس کردید یه توضیحی لازمه یه توضیح بنویسید. اینجوری مثلاً</text:p>
      <text:p text:style-name="P3">//this function will do something</text:p>
      <text:p text:style-name="P3">int myfunction(){</text:p>
      <text:p text:style-name="P3"><text:tab/>printf();</text:p>
      <text:p text:style-name="P3">}</text:p>
      <text:p text:style-name="P1">بعد از هر 30-40 خط حتماً کامیت کنید.موقع commit کردن حتماً توضیحات مناسب را بنویسید. توی نوشتن توضیحات هنگام commit از افعال زمان حال استفاده کنید.</text:p>
      <text:p text:style-name="P1">ساختار فایل ها::</text:p>
      <text:p text:style-name="P1">یه فایل اصلی داریم به اسم main.c که قراره کد های اصلی و main تابع ما اونجا باشه</text:p>
      <text:p text:style-name="P2">هر چندتا تابع مهم را توی یه فایل میریزیم. مثلاً ممکنه 6-7 تا تابع داشته باشیم واسه پرینت که یکیش اطلاعات بازیکن را پرینت کنه، یکیش اطلاعات تیم ها، یکیش اطلاعات هفته ها، یکیش آرایه هامون را پرینت کنه و به همین ترتیب. برای این کار یه فایل میسازیم به اسم print.c و تمام تابع ها را توش میریزیم. یه فایل هم میسازیم به اسم print.h و prototype تابع هامون را اون تو میزاریم. و به همین ترتیب برای هر مجموعه تابع یه فایل میسازیم</text:p>
      <text:p text:style-name="P2">چون توی این برنامه کار با فایل مهم‌ترین بخشه، یه پوشه/دایرکتوری داریم به اسم Database. توی اون دایرکتوری یه دایرکتوری دیگه هست به اسم پروفایل که مشخصات کاربر اونجا ذخیره میشه. یه سری فایل دیگه هم توی Databse هست مثل اطلاعات اولیه ی تیم ها، بازیکن ها و… که به بعداً هرکدومو توضیح میدم. توی فایل‌ها هم ما از ساختار دیتابیس های Sqllite استفاده میکنیم به این صورت که یه فایل داریم بر فرض مثال که توش اطلاعات تیم ها قرار داره و یه فایل دیگه هم خواهیم داشت که اطلاعات بازیکن ها توش ذخیره میشه و بعد با استفاده از کد ها میایم این بازیکن ها را به تیم ها متصل میکنیم. ساختار فایل هامون به شکل زیر خواهد بود تقریباً</text:p>
      <text:p text:style-name="P4">team id:team name:team money</text:p>
      <text:p text:style-name="P2">یا مثلاً</text:p>
      <text:p text:style-name="P4">player id:team id:player name:player role:player skill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0:49:41.981737757</meta:creation-date>
    <dc:date>2016-12-22T11:14:08.755361968</dc:date>
    <meta:editing-duration>PT7M46S</meta:editing-duration>
    <meta:editing-cycles>1</meta:editing-cycles>
    <meta:document-statistic meta:table-count="0" meta:image-count="0" meta:object-count="0" meta:page-count="2" meta:paragraph-count="64" meta:word-count="1115" meta:character-count="5495" meta:non-whitespace-character-count="4442"/>
    <meta:generator>LibreOffice/5.1.4.2$Linux_X86_64 LibreOffice_project/10m0$Build-2</meta:generator>
  </office:meta>
</office:document-meta>
</file>